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66a" officeooo:paragraph-rsid="0000666a"/>
    </style:style>
    <style:style style:name="P2" style:family="paragraph" style:parent-style-name="Standard">
      <style:paragraph-properties fo:text-align="center" style:justify-single-word="false">
        <style:tab-stops>
          <style:tab-stop style:position="8.811cm"/>
          <style:tab-stop style:position="9.393cm"/>
        </style:tab-stops>
      </style:paragraph-properties>
      <style:text-properties fo:font-weight="bold" officeooo:rsid="0000f25b" officeooo:paragraph-rsid="0000f25b" style:font-weight-asian="bold" style:font-weight-complex="bold"/>
    </style:style>
    <style:style style:name="P3" style:family="paragraph" style:parent-style-name="Standard">
      <style:text-properties officeooo:rsid="00026237" officeooo:paragraph-rsid="00026237"/>
    </style:style>
    <style:style style:name="P4" style:family="paragraph" style:parent-style-name="Standard">
      <style:paragraph-properties>
        <style:tab-stops>
          <style:tab-stop style:position="8.837cm"/>
        </style:tab-stops>
      </style:paragraph-properties>
      <style:text-properties officeooo:rsid="00026237" officeooo:paragraph-rsid="00026237"/>
    </style:style>
    <style:style style:name="T1" style:family="text">
      <style:text-properties officeooo:rsid="0002c0d8"/>
    </style:style>
    <style:style style:name="T2" style:family="text">
      <style:text-properties officeooo:rsid="000386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mos basados en hormigas:</text:p>
      <text:p text:style-name="P1"/>
      <text:p text:style-name="P1">Dentro de los algoritmos basados en hormigas tenemos los TSP (travelling Salesman Problem), que se basan en encontrar el camino más corto posible entre varios puntos, siendo el numero de posibilidades (n-1)!.</text:p>
      <text:p text:style-name="P1"/>
      <text:p text:style-name="P1">Para 20 nodos, por ejemplo, serían necesarios barios años para encontrar dichas soluciones (o posibles rutas).</text:p>
      <text:p text:style-name="P1"/>
      <text:p text:style-name="P1">La heurística nos puede ayudar, pero no es la mejor de las soluciones.</text:p>
      <text:p text:style-name="P1"/>
      <text:p text:style-name="P3"><text:span text:style-name="T1">Para encontrar la solución, e</text:span>stos algoritmos se <text:span text:style-name="T2">inspiran</text:span> en la biología de las hormigas, las cuales utilizan una feromona para indicar el camino por el que han pasado. Esta feromona, puede indicar peligro, comida, etc. En caso de que dichas hormigas estén buscando comida y existan dos posibles caminos para llegar a ella desde el hormiguero, al final, todas acabarán yendo por el camino más corto debido a que es donde habrá una mayor acumulación de dicha feromona que indica que hay comida cerca. Sin embargo, el camino más largo, tendrá menos concentración de dicha feromona, por lo que una hormiga que vaya a salir del hormiguero, elegirá el camino con mayor concentración de feromona.</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29:14.240305898</meta:creation-date>
    <dc:date>2018-05-17T13:38:30.512245028</dc:date>
    <meta:editing-duration>PT3H48M54S</meta:editing-duration>
    <meta:editing-cycles>5</meta:editing-cycles>
    <meta:generator>LibreOffice/6.0.1.1$Linux_X86_64 LibreOffice_project/60bfb1526849283ce2491346ed2aa51c465abfe6</meta:generator>
    <meta:document-statistic meta:table-count="0" meta:image-count="0" meta:object-count="0" meta:page-count="1" meta:paragraph-count="5" meta:word-count="180" meta:character-count="1108" meta:non-whitespace-character-count="933"/>
  </office:meta>
</office:document-meta>
</file>